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 com.assessment.kitchenstory.controller;</text:span></text:p>
      <text:p text:style-name="P1"><text:span text:style-name="T1"/></text:p>
      <text:p text:style-name="P1"><text:span text:style-name="T1"/></text:p>
      <text:p text:style-name="P1"><text:span text:style-name="T1">import java.util.Date;</text:span></text:p>
      <text:p text:style-name="P1"><text:span text:style-name="T1">import java.util.List;</text:span></text:p>
      <text:p text:style-name="P1"><text:span text:style-name="T1">import java.util.Optional;</text:span></text:p>
      <text:p text:style-name="P1"><text:span text:style-name="T1"/></text:p>
      <text:p text:style-name="P1"><text:span text:style-name="T1">import javax.servlet.http.HttpServletRequest;</text:span></text:p>
      <text:p text:style-name="P1"><text:span text:style-name="T1">import javax.servlet.http.HttpSession;</text:span></text:p>
      <text:p text:style-name="P1"><text:span text:style-name="T1"/></text:p>
      <text:p text:style-name="P1"><text:span text:style-name="T1">import org.hibernate.SessionFactory;</text:span></text:p>
      <text:p text:style-name="P1"><text:span text:style-name="T1">import org.springframework.beans.factory.annotation.Autowired;</text:span></text:p>
      <text:p text:style-name="P1"><text:span text:style-name="T1">import org.springframework.ui.ModelMap;</text:span></text:p>
      <text:p text:style-name="P1"><text:span text:style-name="T1">import org.springframework.web.bind.annotation.GetMapping;</text:span></text:p>
      <text:p text:style-name="P1"><text:span text:style-name="T1">import org.springframework.web.bind.annotation.PathVariable;</text:span></text:p>
      <text:p text:style-name="P1"><text:span text:style-name="T1">import org.springframework.web.bind.annotation.PostMapping;</text:span></text:p>
      <text:p text:style-name="P1"><text:span text:style-name="T1">import org.springframework.web.bind.annotation.RequestBody;</text:span></text:p>
      <text:p text:style-name="P1"><text:span text:style-name="T1">import org.springframework.web.bind.annotation.RequestParam;</text:span></text:p>
      <text:p text:style-name="P1"><text:span text:style-name="T1">import org.springframework.web.bind.annotation.RestController;</text:span></text:p>
      <text:p text:style-name="P1"><text:span text:style-name="T1"/></text:p>
      <text:p text:style-name="P1"><text:span text:style-name="T1">import com.assessment.kitchenstory.entity.MovieOrderList;</text:span></text:p>
      <text:p text:style-name="P1"><text:span text:style-name="T1">import com.assessment.kitchenstory.entity.ProductList;</text:span></text:p>
      <text:p text:style-name="P1"><text:span text:style-name="T1">import com.assessment.kitchenstory.entity.User;</text:span></text:p>
      <text:p text:style-name="P1"><text:span text:style-name="T1">import com.assessment.kitchenstory.entity.UserRegistration;</text:span></text:p>
      <text:p text:style-name="P1"><text:span text:style-name="T1">import com.assessment.kitchenstory.exception.MovieNotFoundException;</text:span></text:p>
      <text:p text:style-name="P1"><text:span text:style-name="T1">import com.assessment.kitchenstory.repository.MovieOrderListRepository;</text:span></text:p>
      <text:p text:style-name="P1"><text:span text:style-name="T1">import com.assessment.kitchenstory.repository.MoviesListRepository;</text:span></text:p>
      <text:p text:style-name="P1"><text:span text:style-name="T1">import com.assessment.kitchenstory.repository.UserRegistrationRepository;</text:span></text:p>
      <text:p text:style-name="P1"><text:span text:style-name="T1"/></text:p>
      <text:p text:style-name="P1"><text:span text:style-name="T1"/></text:p>
      <text:p text:style-name="P1"><text:span text:style-name="T1">@RestController</text:span></text:p>
      <text:p text:style-name="P1"><text:span text:style-name="T1">public class UserController {</text:span></text:p>
      <text:p text:style-name="P1"><text:span text:style-name="T1"><text:tab/></text:span></text:p>
      <text:p text:style-name="P1"><text:span text:style-name="T1"><text:tab/>//SessionFactory session;</text:span></text:p>
      <text:p text:style-name="P1"><text:span text:style-name="T1"><text:tab/></text:span></text:p>
      <text:p text:style-name="P1"><text:span text:style-name="T1"><text:tab/>@Autowired</text:span></text:p>
      <text:p text:style-name="P1"><text:span text:style-name="T1"><text:tab/>private UserRegistrationRepository userRegRepo;</text:span></text:p>
      <text:p text:style-name="P1"><text:span text:style-name="T1"><text:tab/></text:span></text:p>
      <text:p text:style-name="P1"><text:span text:style-name="T1"><text:tab/>@Autowired </text:span></text:p>
      <text:p text:style-name="P1"><text:span text:style-name="T1"><text:tab/>private MovieOrderListRepository movieOrderListRepo;</text:span></text:p>
      <text:p text:style-name="P1"><text:span text:style-name="T1"><text:tab/></text:span></text:p>
      <text:p text:style-name="P1"><text:span text:style-name="T1"><text:tab/></text:span></text:p>
      <text:p text:style-name="P1"><text:span text:style-name="T1"><text:tab/></text:span></text:p>
      <text:p text:style-name="P1"><text:span text:style-name="T1"><text:tab/>@GetMapping("/user")</text:span></text:p>
      <text:p text:style-name="P1"><text:span text:style-name="T1"><text:tab/>public List&lt;UserRegistration&gt; getAllUsers() {</text:span></text:p>
      <text:p text:style-name="P1"><text:span text:style-name="T1"><text:tab/><text:tab/>return this.userRegRepo.findAll();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tab/>@PostMapping("/sign-up")</text:span></text:p>
      <text:p text:style-name="P1"><text:span text:style-name="T1"><text:tab/>public UserRegistration addUser(@RequestBody UserRegistration user) {</text:span></text:p>
      <text:p text:style-name="P1"><text:span text:style-name="T1"><text:tab/><text:tab/>//System.out.println(user);</text:span></text:p>
      <text:p text:style-name="P1"><text:span text:style-name="T1"><text:tab/><text:tab/>List&lt;UserRegistration&gt; users = this.getAllUsers();</text:span></text:p>
      <text:p text:style-name="P1"><text:span text:style-name="T1"><text:tab/><text:tab/>for (UserRegistration userRegistration : users) {</text:span></text:p>
      <text:p text:style-name="P1"><text:span text:style-name="T1"><text:tab/><text:tab/><text:tab/>if(userRegistration.getEmail().equals(user.getEmail())) {</text:span></text:p>
      <text:p text:style-name="P1"><text:span text:style-name="T1"><text:tab/><text:tab/><text:tab/><text:tab/>return null;</text:span></text:p>
      <text:p text:style-name="P1"><text:span text:style-name="T1"><text:tab/><text:tab/><text:tab/>}</text:span></text:p>
      <text:p text:style-name="P1"><text:span text:style-name="T1"><text:tab/><text:tab/>}</text:span></text:p>
      <text:p text:style-name="P1"><text:span text:style-name="T1"><text:tab/><text:tab/>return this.userRegRepo.save(user);</text:span></text:p>
      <text:p text:style-name="P1"><text:span text:style-name="T1"><text:tab/>}</text:span></text:p>
      <text:p text:style-name="P1"><text:span text:style-name="T1"><text:tab/><text:tab/></text:span></text:p>
      <text:p text:style-name="P1"><text:span text:style-name="T1"><text:tab/>@PostMapping("/sign-in")</text:span></text:p>
      <text:p text:style-name="P1"><text:span text:style-name="T1"><text:tab/>public User showMoviesList(@RequestBody User user, HttpSession session) {</text:span></text:p>
      <text:p text:style-name="P1"><text:span text:style-name="T1"><text:tab/><text:tab/><text:tab/>//System.out.println(user);</text:span></text:p>
      <text:p text:style-name="P1"><text:span text:style-name="T1"><text:tab/><text:tab/><text:tab/>if(user.getEmail().equals("admin@kitchenstory.com") &amp;&amp; user.getPass().equals("password")</text:span></text:p>
      <text:p text:style-name="P1"><text:span text:style-name="T1"><text:tab/><text:tab/><text:tab/><text:tab/><text:tab/>&amp;&amp; user.getRole().equals("admin")) {</text:span></text:p>
      <text:p text:style-name="P1"><text:span text:style-name="T1"><text:tab/><text:tab/><text:tab/><text:tab/>session.setAttribute("user", user.getEmail());</text:span></text:p>
      <text:p text:style-name="P1"><text:span text:style-name="T1"><text:tab/><text:tab/><text:tab/><text:tab/>System.out.println("User Session : "+session.getAttribute("user"));</text:span></text:p>
      <text:p text:style-name="P1"><text:span text:style-name="T1"><text:tab/><text:tab/><text:tab/><text:tab/>return(user);</text:span></text:p>
      <text:p text:style-name="P1"><text:span text:style-name="T1"><text:tab/><text:tab/><text:tab/>}</text:span></text:p>
      <text:p text:style-name="P1"><text:span text:style-name="T1"><text:tab/><text:tab/><text:tab/>else {</text:span></text:p>
      <text:p text:style-name="P1"><text:span text:style-name="T1"><text:tab/><text:tab/><text:tab/><text:tab/>List&lt;UserRegistration&gt; users = getAllUsers();</text:span></text:p>
      <text:p text:style-name="P1"><text:span text:style-name="T1"><text:tab/><text:tab/><text:tab/><text:tab/>for (UserRegistration oneUser : users) {</text:span></text:p>
      <text:p text:style-name="P1"><text:span text:style-name="T1"><text:tab/><text:tab/><text:tab/><text:tab/><text:tab/>if(oneUser.getEmail().equals(user.getEmail()) &amp;&amp;</text:span></text:p>
      <text:p text:style-name="P1"><text:span text:style-name="T1"><text:tab/><text:tab/><text:tab/><text:tab/><text:tab/><text:tab/><text:tab/>oneUser.getPass().equals(user.getPass())) {</text:span></text:p>
      <text:p text:style-name="P1"><text:span text:style-name="T1"><text:tab/><text:tab/><text:tab/><text:tab/><text:tab/><text:tab/>session.setAttribute("user", user.getEmail());</text:span></text:p>
      <text:p text:style-name="P1"><text:span text:style-name="T1"><text:tab/><text:tab/><text:tab/><text:tab/><text:tab/><text:tab/>System.out.println("User Session : "+session.getAttribute("user"));</text:span></text:p>
      <text:p text:style-name="P1"><text:span text:style-name="T1"><text:tab/><text:tab/><text:tab/><text:tab/><text:tab/><text:tab/>return (user);</text:span></text:p>
      <text:p text:style-name="P1"><text:span text:style-name="T1"><text:tab/><text:tab/><text:tab/><text:tab/><text:tab/>}</text:span></text:p>
      <text:p text:style-name="P1"><text:span text:style-name="T1"><text:tab/><text:tab/><text:tab/><text:tab/>}</text:span></text:p>
      <text:p text:style-name="P1"><text:span text:style-name="T1"><text:tab/><text:tab/><text:tab/>}</text:span></text:p>
      <text:p text:style-name="P1"><text:span text:style-name="T1"><text:tab/><text:tab/><text:tab/></text:span></text:p>
      <text:p text:style-name="P1"><text:span text:style-name="T1"><text:tab/><text:tab/><text:tab/>return null;</text:span></text:p>
      <text:p text:style-name="P1"><text:span text:style-name="T1"><text:tab/><text:tab/><text:tab/>//throw new MovieNotFoundException("Admin Not Found with id " + user.getEmail());</text:span></text:p>
      <text:p text:style-name="P1"><text:span text:style-name="T1"><text:tab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